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List_20_Paragraph" style:list-style-name="WWNum1"/>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indent="0.4917in" style:auto-text-indent="false"/>
    </style:style>
    <style:style style:name="P5" style:family="paragraph" style:parent-style-name="Standard">
      <style:text-properties fo:font-weight="normal" officeooo:paragraph-rsid="00103811" style:font-weight-asian="normal" style:font-weight-complex="normal"/>
    </style:style>
    <style:style style:name="T1" style:family="text">
      <style:text-properties fo:font-size="14pt" fo:font-weight="bold" style:font-size-asian="14pt" style:font-weight-asian="bold" style:font-size-complex="14pt"/>
    </style:style>
    <style:style style:name="T2" style:family="text">
      <style:text-properties fo:font-weight="bold" style:font-weight-asian="bold"/>
    </style:style>
    <style:style style:name="T3" style:family="text">
      <style:text-properties officeooo:rsid="000e3d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text:span text:style-name="T1">Plan du projet – rapport (5 à 7 pages)</text:span><text:span text:style-name="T1"/></text:p>
      <text:p text:style-name="Standard"/>
      <text:p text:style-name="Standard"/>
      <text:list text:style-name="WWNum2">
        <text:list-item>
          <text:p text:style-name="P1" loext:marker-style-name="T2"><text:span text:style-name="T2">Introduction</text:span><text:span text:style-name="T2"/></text:p>
        </text:list-item>
      </text:list>
      <text:p text:style-name="Standard"><text:span text:style-name="T3">L’objectif de ce travail est d’analyser et évaluer le système de traduction neuronale OpenNMT. Nous souhaitons l’installer, l’évaluer et rédiger un rapport décrivant les principaux résultats, points forts et limitatinons de ce moteur de traduction neuronale.</text:span></text:p>
      <text:list text:continue-numbering="true" text:style-name="WWNum2">
        <text:list-item>
          <text:p text:style-name="P1" loext:marker-style-name="T2"><text:span text:style-name="T2">Présentation du moteur de traduction neuronale OpenNMT</text:span></text:p>
        </text:list-item>
      </text:list>
      <text:p text:style-name="P5">https://opennmt.net/OpenNMT/</text:p>
      <text:p text:style-name="P4">- Paragraphe décrivant le fonctionnement d’OpenNMT (à partir d’articles)</text:p>
      <text:p text:style-name="P4">- Approche utilisée : à base de LSTM, Transformers, etc.</text:p>
      <text:list text:continue-numbering="true" text:style-name="WWNum2">
        <text:list-item>
          <text:p text:style-name="P1" loext:marker-style-name="T2"><text:span text:style-name="T2">Evaluation du moteur de traduction neuronale OpenNMT sur un corpus en formes fléchies</text:span><text:span text:style-name="T2"/></text:p>
        </text:list-item>
      </text:list>
      <text:p text:style-name="P4">- Décrire le corpus d’apprentissage et d’évaluation (nombre de phrases)</text:p>
      <text:p text:style-name="List_20_Paragraph">- Décrire les métriques d’évaluation : Score BLEU</text:p>
      <text:p text:style-name="P4">- Tableau des résultats</text:p>
      <text:list text:continue-numbering="true" text:style-name="WWNum2">
        <text:list-item>
          <text:p text:style-name="P1" loext:marker-style-name="T2"><text:span text:style-name="T2">Evaluation du moteur de traduction neuronale OpenNMT sur un corpus en lemmes</text:span><text:span text:style-name="T2"/></text:p>
        </text:list-item>
      </text:list>
      <text:p text:style-name="P4">- Décrire le lemmatiseur NLTK pour l’anglais</text:p>
      <text:p text:style-name="List_20_Paragraph">- Décrire le lemmatiseur NLTK pour le français</text:p>
      <text:p text:style-name="P4">- Tableau des résultats</text:p>
      <text:p text:style-name="Standard" loext:marker-style-name="T2"><text:span text:style-name="T2">5. Points forts, limitations et difficultés rencontrées</text:span><text:span text:style-name="T2"/></text:p>
      <text:p text:style-name="Standard" loext:marker-style-name="T2"><text:span text:style-name="T2">6. Organisation</text:span><text:span text:style-name="T2"/></text:p>
      <text:p text:style-name="Standard">Qui a fait quoi ?</text:p>
      <text:list text:style-name="WWNum1">
        <text:list-item>
          <text:p text:style-name="P2"><text:bookmark text:name="_GoBack"/>Github du projet</text:p>
        </text:list-item>
        <text:list-item>
          <text:p text:style-name="P2">Code du projet</text:p>
        </text:list-item>
        <text:list-item>
          <text:p text:style-name="P2">Rédaction du rapport </text:p>
        </text:list-item>
        <text:list-item>
          <text:p text:style-name="P2">Etc.</text:p>
        </text:list-item>
      </text:list>
      <text:p text:style-name="Standard" loext:marker-style-name="T2"><text:span text:style-name="T2">7. Annexes</text:span><text:span text:style-name="T2"/></text:p>
      <text:p text:style-name="Standard">- Expérimentations en plus</text:p>
      <text:p text:style-name="Standard">- Corrections au niveau des corpus</text:p>
      <text:p text:style-name="Standard"><text:soft-page-break/>- Captures d’écran des résultats</text:p>
      <text:p text:style-name="Standard">-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EMMAR Nasredine</meta:initial-creator>
    <meta:editing-cycles>7</meta:editing-cycles>
    <meta:creation-date>2023-02-24T23:02:00</meta:creation-date>
    <dc:date>2024-05-30T16:38:47.013630414</dc:date>
    <meta:editing-duration>PT29M19S</meta:editing-duration>
    <meta:generator>LibreOffice/7.5.9.2$Linux_X86_64 LibreOffice_project/50$Build-2</meta:generator>
    <meta:document-statistic meta:table-count="0" meta:image-count="0" meta:object-count="0" meta:page-count="2" meta:paragraph-count="27" meta:word-count="189" meta:character-count="1197" meta:non-whitespace-character-count="1041"/>
    <meta:user-defined meta:name="AppVersion">16.0000</meta:user-defined>
    <meta:user-defined meta:name="Company">CEA</meta:user-defined>
    <meta:template xlink:type="simple" xlink:actuate="onRequest" xlink:title="Normal.dotm" xlink:href=""/>
  </office:meta>
</office:document-meta>
</file>